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2.35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A2560 Mapping</text:p>
          </table:table-cell>
          <table:covered-table-cell table:number-columns-repeated="2" table:style-name="ce1"/>
          <table:table-cell table:style-name="ce3" office:value-type="string" calcext:value-type="string" table:number-columns-spanned="4" table:number-rows-spanned="1">
            <text:p>C256 Mapping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IRQ#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INT_SOF_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INT_SOL_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INT_VICKY_A_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INT_VICKY_A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INT_VICKY_A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INT_VICKY_A_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INT_RESERVED_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INT_VICKY_A_DA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INT_SOF_B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NX0_INT00_SO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INT_SOL_B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NX0_INT01_S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INT_VICKY_B_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NX1_INT11_SC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ntative: Sprite to sprite collision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INT_VICKY_B_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NX1_INT12_SC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tative: Sprite to tile collision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NT_VICKY_B_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NX2_INT23_SDM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tative: SDMA Complete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INT_VICKY_B_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NX2_INT24_VDM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INT_RESERVED_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INT_VICKY_B_DA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INT_KBD_PS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NX1_INT10_KB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INT_KBD_A2560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INT_MOU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NX0_INT07_MO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INT_COM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NX1_INT14_COM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INT_COM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NX1_INT13_COM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INT_LPT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NX1_INT16_LP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INT_FD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NX0_INT06_FD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INT_MID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NX1_INT15_MPU4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INT_TIMER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NX0_INT02_TMR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INT_TIMER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NX0_INT03_TMR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INT_TIMER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NX0_INT04_TMR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INT_TIMER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INT_TIMER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INT_RESERVED_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INT_RESERVED_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INT_RTC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NX0_INT05_RT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INT_PA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NX3_INT32_ID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INT_SDC_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X2_INT27_SDCARD_IN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INT_SD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NX1_INT17_SDCA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INT_OPM_I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NX3_INT31_O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INT_OPN2_EX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NX3_INT30_OPN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INT_OPL3_EX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NX2_INT20_OPL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INT_RESERVED_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INT_RESERVED_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INT_BEATRIX_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INT_BEATRIX_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INT_BEATRIX_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NX2_INT26_EX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ntative: External Expansion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INT_BEATRIX_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INT_RESERVED_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INT_DAC1_PB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INT_RESERVED_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INT_DAC0_P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3T20:07:28.341000000</meta:creation-date>
    <dc:date>2022-08-03T20:28:48.502000000</dc:date>
    <meta:editing-duration>PT11M9S</meta:editing-duration>
    <meta:editing-cycles>2</meta:editing-cycles>
    <meta:generator>LibreOffice/7.2.2.2$Windows_X86_64 LibreOffice_project/02b2acce88a210515b4a5bb2e46cbfb63fe97d56</meta:generator>
    <meta:document-statistic meta:table-count="1" meta:cell-count="278" meta:object-count="0"/>
  </office:meta>
</office:document-meta>
</file>